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05a5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background-color="#fff200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fo:background-color="transparent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background-color="transparent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start" style:justify-single-word="false"/>
      <style:text-properties style:text-underline-style="none" fo:background-color="transparent"/>
    </style:style>
    <style:style style:name="P8" style:family="paragraph" style:parent-style-name="Text_20_body" style:list-style-name="L1">
      <style:paragraph-properties fo:text-align="start" style:justify-single-word="false"/>
      <style:text-properties style:text-underline-style="none" fo:background-color="transparent"/>
    </style:style>
    <style:style style:name="P9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 fo:background-color="transparent"/>
    </style:style>
    <style:style style:name="T1" style:family="text">
      <style:text-properties officeooo:rsid="00105a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e93f"/>Low Coupling, High Cohesion</text:h>
      <text:p text:style-name="Standard"/>
      <text:p text:style-name="Standard"/>
      <text:p text:style-name="Standard"><text:a xlink:type="simple" xlink:href="https://medium.com/clarityhub/low-coupling-high-cohesion-3610e35ac4a6" text:style-name="Internet_20_link" text:visited-style-name="Visited_20_Internet_20_Link">https://medium.com/clarityhub/low-coupling-high-cohesion-3610e35ac4a6</text:a></text:p>
      <text:p text:style-name="Standard"/>
      <text:p text:style-name="Standard">Ключом к созданию поддерживаемого кода является соблюдение «слабой связи, высокой когезии».<text:span text:style-name="T1">{Сплоченность, сцепление, связь, связанность, сила сцепления}</text:span></text:p>
      <text:p text:style-name="Standard"/>
      <text:p text:style-name="Standard">Но что конкретно это означает? В какой момент ваш код слабо связан и очень сплочен?</text:p>
      <text:p text:style-name="Standard"/>
      <text:p text:style-name="Standard">В этой статье я имею в виду «модули», которые представляют практически любую языковую конструкцию, которая у вас есть. В объектно-ориентированных языках это могут представлять классы. В JavaScript это могут быть реальные пакеты или домены.</text:p>
      <text:p text:style-name="P1"/>
      <text:p text:style-name="P2"><text:span text:style-name="T1">Low Coupling(Низкая связь)</text:span></text:p>
      <text:p text:style-name="Standard"/>
      <text:p text:style-name="Standard">Насколько ваши разные модули зависят друг от друга?</text:p>
      <text:p text:style-name="Standard"/>
      <text:p text:style-name="Standard">Модули должны быть как можно более независимыми от других модулей, чтобы изменения в модуле не оказывали сильного влияния на другие модули.</text:p>
      <text:p text:style-name="Standard"/>
      <text:p text:style-name="Standard">Высокая связь будет означать, что ваш модуль знает слишком много о внутренней работе других модулей. Модули, которые слишком много знают о других модулях, затрудняют координацию изменений и делают модули хрупкими. Если модуль A знает слишком много о модуле B, изменения во внутреннем модуле B могут нарушить функциональность модуля A.</text:p>
      <text:p text:style-name="Standard"/>
      <text:p text:style-name="Standard">Стремясь к слабой связи, вы можете легко вносить изменения во внутренние модули модулей, не беспокоясь об их влиянии на другие модули в системе. Низкая связь также облегчает проектирование, написание и тестирование кода, поскольку наши модули не зависят друг от друга. Мы также получаем преимущества от простого повторного использования и создания модулей. Проблемы также изолированы от небольших, автономных блоков кода.</text:p>
      <text:h text:style-name="Heading_20_3" text:outline-level="3"/>
      <text:h text:style-name="Heading_20_3" text:outline-level="3"><text:bookmark text:name="1348"/>High Cohesion<text:span text:style-name="T1">(Высокая сплоченность)</text:span></text:h>
      <text:p text:style-name="P3">Мы хотим разработать компоненты, которые являются автономными: независимыми и с единой, четко определенной целью</text:p>
      <text:p text:style-name="P3"/>
      <text:p text:style-name="P3">- Прагматичный программист</text:p>
      <text:p text:style-name="P3"/>
      <text:p text:style-name="P4">Сплоченность часто относится к тому, как элементы модуля связаны друг с другом. Связанный код должен быть близко друг к другу, чтобы сделать его очень связным.</text:p>
      <text:p text:style-name="P4"/>
      <text:p text:style-name="P4">Простой в обслуживании код обычно обладает высокой связностью. Элементы в модуле напрямую связаны с функциональными возможностями, которые должен обеспечивать модуль. Поддерживая высокую степень согласованности в нашем коде, мы в конечном итоге пытаемся <text:soft-page-break/>использовать СУХОЙ код и сокращаем дублирование знаний в наших модулях. Мы можем легко спроектировать, написать и протестировать наш код, поскольку код для модуля все находится вместе и работает вместе.</text:p>
      <text:p text:style-name="P4"/>
      <text:p text:style-name="P4">Низкая сплоченность означала бы, что код, составляющий некоторую функциональность, распространяется по всей вашей кодовой базе. Мало того, что трудно понять, какой код связан с вашим модулем, также сложно переключаться между различными модулями и отслеживать весь код в вашей голове.</text:p>
      <text:p text:style-name="P3"/>
      <text:h text:style-name="P9" text:outline-level="3"><text:bookmark text:name="1434"/>Maintainable Code</text:h>
      <text:p text:style-name="P5"/>
      <text:p text:style-name="P7">Написание поддерживаемого кода помогает повысить производительность для разработчиков. Наличие хорошо поддерживаемого кода облегчает разработку новых функций и написание кода. Модульный, компонентный и многоуровневый код повышает производительность и снижает риск при внесении изменений.</text:p>
      <text:p text:style-name="P7"/>
      <text:p text:style-name="P7">Поддерживая слабосвязанный код, мы можем писать код внутри одного модуля, не влияя на другие модули. Сохраняя целостность кода, мы облегчаем написание СУХОГО кода, с которым легко работать.</text:p>
      <text:p text:style-name="P7"/>
      <text:p text:style-name="P7">Хороший способ определить, насколько сплочен и связан ваш код, искажен этой цитатой из Pragmatic Programmer:</text:p>
      <text:p text:style-name="P7">Когда вы столкнетесь с проблемой, оцените, насколько локализовано исправление. Вы меняете только один модуль, или изменения разбросаны по всей системе? Когда вы вносите изменения, это все исправляет или загадочно возникают другие проблемы?</text:p>
      <text:p text:style-name="P7"/>
      <text:p text:style-name="P7">Пока вы пишете и работаете с базой кода, спросите себя:</text:p>
      <text:p text:style-name="P7"/>
      <text:list xml:id="list33570058" text:style-name="L1">
        <text:list-item>
          <text:p text:style-name="P8">Сколько модулей я касаюсь, чтобы исправить это или создать эту функциональность?</text:p>
        </text:list-item>
        <text:list-item>
          <text:p text:style-name="P8"><text:s text:c="5"/>Сколько разных мест должно произойти это изменение?</text:p>
        </text:list-item>
        <text:list-item>
          <text:p text:style-name="P8"><text:s text:c="5"/>Насколько сложно тестировать мой код?</text:p>
        </text:list-item>
        <text:list-item>
          <text:p text:style-name="P8"><text:s text:c="5"/>Можем ли мы улучшить это, сделав код более слабосвязанным? Можно ли это улучшить, сделав наш код более сплоченным?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26" meta:word-count="518" meta:character-count="3812" meta:non-whitespace-character-count="3309"/>
  </office:meta>
</office:document-meta>
</file>